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85000001132A5698A1F95B03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width="true" fo:min-height="0.281cm" fo:min-width="1.221cm"/>
    </style:style>
    <style:style style:name="gr2" style:family="graphic" style:parent-style-name="standard">
      <style:graphic-properties draw:stroke="none" svg:stroke-color="#000000" draw:fill="none" draw:fill-color="#ffffff" draw:auto-grow-width="true" fo:min-height="0.281cm" fo:min-width="0.256cm"/>
    </style:style>
    <style:style style:name="gr3" style:family="graphic" style:parent-style-name="standard">
      <style:graphic-properties draw:stroke="none" svg:stroke-color="#000000" draw:fill="none" draw:fill-color="#ffffff" draw:auto-grow-width="true" fo:min-height="0.281cm" fo:min-width="0.857cm"/>
    </style:style>
    <style:style style:name="gr4" style:family="graphic" style:parent-style-name="standard">
      <style:graphic-properties draw:stroke="none" svg:stroke-color="#000000" draw:fill="none" draw:fill-color="#ffffff" draw:auto-grow-width="true" fo:min-height="0.281cm" fo:min-width="1.958cm"/>
    </style:style>
    <style:style style:name="gr5" style:family="graphic" style:parent-style-name="standard">
      <style:graphic-properties draw:stroke="none" svg:stroke-color="#000000" draw:fill="none" draw:fill-color="#ffffff" draw:auto-grow-width="true" fo:min-height="0.281cm" fo:min-width="1.407cm"/>
    </style:style>
    <style:style style:name="gr6" style:family="graphic" style:parent-style-name="standard">
      <style:graphic-properties draw:stroke="none" svg:stroke-color="#000000" draw:fill="none" draw:fill-color="#ffffff" draw:auto-grow-width="true" fo:min-height="0.281cm" fo:min-width="1.467cm"/>
    </style:style>
    <style:style style:name="gr7" style:family="graphic" style:parent-style-name="standard">
      <style:graphic-properties draw:stroke="none" svg:stroke-color="#000000" draw:fill="none" draw:fill-color="#ffffff" draw:auto-grow-width="true" fo:min-height="0.281cm" fo:min-width="0.273cm"/>
    </style:style>
    <style:style style:name="gr8" style:family="graphic" style:parent-style-name="standard">
      <style:graphic-properties draw:stroke="none" svg:stroke-color="#000000" draw:fill="none" draw:fill-color="#ffffff" draw:auto-grow-width="true" fo:min-height="0.281cm" fo:min-width="1.526cm"/>
    </style:style>
    <style:style style:name="gr9" style:family="graphic" style:parent-style-name="standard">
      <style:graphic-properties draw:stroke="none" svg:stroke-color="#000000" draw:fill="none" draw:fill-color="#ffffff" draw:auto-grow-width="true" fo:min-height="0.281cm" fo:min-width="0.739cm"/>
    </style:style>
    <style:style style:name="gr10" style:family="graphic" style:parent-style-name="standard">
      <style:graphic-properties draw:stroke="none" svg:stroke-color="#000000" draw:fill="none" draw:fill-color="#ffffff" draw:auto-grow-width="false" fo:min-height="1.001cm"/>
    </style:style>
    <style:style style:name="gr11" style:family="graphic" style:parent-style-name="standard">
      <style:graphic-properties draw:stroke="none" svg:stroke-color="#000000" draw:fill="none" draw:fill-color="#ffffff" draw:auto-grow-width="true" fo:min-height="0.399cm" fo:min-width="1cm"/>
    </style:style>
    <style:style style:name="gr12" style:family="graphic" style:parent-style-name="standard">
      <style:graphic-properties draw:stroke="none" svg:stroke-color="#000000" draw:fill="none" draw:fill-color="#ffffff" fo:min-height="1.45cm"/>
    </style:style>
    <style:style style:name="gr13" style:family="graphic" style:parent-style-name="standard">
      <style:graphic-properties draw:stroke="solid" svg:stroke-width="0cm" svg:stroke-color="#000000" draw:marker-start-width="0.175cm" draw:marker-end-width="0.175cm" draw:textarea-horizontal-align="center" draw:textarea-vertical-align="middle" fo:padding-top="0cm" fo:padding-bottom="0cm" fo:padding-left="0cm" fo:padding-right="0cm"/>
    </style:style>
    <style:style style:name="gr14" style:family="graphic" style:parent-style-name="standard">
      <style:graphic-properties svg:stroke-width="0.04cm" draw:marker-start-width="0.26cm" draw:marker-end-width="0.26cm" draw:fill="none" draw:textarea-horizontal-align="center" draw:textarea-vertical-align="middle" fo:padding-top="0.145cm" fo:padding-bottom="0.145cm" fo:padding-left="0.27cm" fo:padding-right="0.27cm"/>
    </style:style>
    <style:style style:name="gr15" style:family="graphic" style:parent-style-name="standard">
      <style:graphic-properties draw:stroke="none" svg:stroke-color="#000000" draw:fill="none" draw:fill-color="#ffffff" fo:min-height="1.423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text-properties fo:font-size="7pt" style:font-size-asian="7pt" style:font-size-complex="7pt"/>
    </style:style>
    <style:style style:name="P2" style:family="paragraph">
      <style:paragraph-properties fo:text-align="center"/>
    </style:style>
    <style:style style:name="P3" style:family="paragraph">
      <loext:graphic-properties draw:fill="none" draw:fill-color="#ffffff"/>
      <style:text-properties fo:font-size="12pt" fo:font-weight="bold" style:font-size-asian="12pt" style:font-weight-asian="bold" style:font-size-complex="12pt" style:font-weight-complex="bold"/>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style:paragraph-properties fo:line-height="150%"/>
    </style:style>
    <style:style style:name="P6" style:family="paragraph">
      <loext:graphic-properties draw:fill="none" draw:fill-color="#ffffff"/>
      <style:paragraph-properties fo:line-height="150%"/>
    </style:style>
    <style:style style:name="P7" style:family="paragraph">
      <loext:graphic-properties draw:fill="none"/>
      <style:paragraph-properties fo:text-align="center"/>
    </style:style>
    <style:style style:name="P8" style:family="paragraph">
      <loext:graphic-properties draw:fill="none" draw:fill-color="#ffffff"/>
    </style:style>
    <style:style style:name="T1" style:family="text">
      <style:text-properties fo:font-size="7pt" style:font-size-asian="7pt" style:font-size-complex="7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color="#000000" style:text-outline="false" style:text-line-through-style="none" style:text-line-through-type="none" style:font-name="Arial" fo:font-size="7pt" fo:letter-spacing="normal" fo:font-style="normal" fo:text-shadow="none" style:text-underline-style="none" fo:font-weight="normal" style:text-underline-mode="continuous" style:text-overline-mode="continuous" style:text-line-through-mode="continuous" style:font-name-asian="Arial" style:font-size-asian="7pt" style:font-weight-asian="normal" style:font-name-complex="Arial" style:font-size-complex="7pt" style:font-weight-complex="normal" style:text-scale="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ormvorlage_5f_-_5f_technische_5f_zeichnung_5f_v200904">
        <draw:frame draw:style-name="gr1" draw:text-style-name="P1" draw:layer="Beschriftung" svg:width="1.721cm" svg:height="0.531cm" svg:x="10.241cm" svg:y="16.85cm">
          <draw:text-box>
            <text:p><text:span text:style-name="T1">0</text:span><text:span text:style-name="T1">1.</text:span><text:span text:style-name="T1">0</text:span><text:span text:style-name="T1">7.</text:span><text:span text:style-name="T1">2</text:span><text:span text:style-name="T1">0</text:span><text:span text:style-name="T1">1</text:span><text:span text:style-name="T1">9</text:span></text:p>
          </draw:text-box>
        </draw:frame>
        <draw:frame draw:style-name="gr2" draw:text-style-name="P1" draw:layer="Beschriftung" svg:width="0.756cm" svg:height="0.531cm" svg:x="10.725cm" svg:y="17.251cm">
          <draw:text-box>
            <text:p><text:span text:style-name="T1">---</text:span></text:p>
          </draw:text-box>
        </draw:frame>
        <draw:frame draw:style-name="gr2" draw:text-style-name="P1" draw:layer="Beschriftung" svg:width="0.756cm" svg:height="0.531cm" svg:x="10.725cm" svg:y="17.652cm">
          <draw:text-box>
            <text:p><text:span text:style-name="T1">---</text:span></text:p>
          </draw:text-box>
        </draw:frame>
        <draw:frame draw:style-name="gr2" draw:text-style-name="P1" draw:layer="Beschriftung" svg:width="0.756cm" svg:height="0.531cm" svg:x="10.725cm" svg:y="18.053cm">
          <draw:text-box>
            <text:p><text:span text:style-name="T1">---</text:span></text:p>
          </draw:text-box>
        </draw:frame>
        <draw:frame draw:style-name="gr2" draw:text-style-name="P1" draw:layer="Beschriftung" svg:width="0.756cm" svg:height="0.531cm" svg:x="10.725cm" svg:y="18.454cm">
          <draw:text-box>
            <text:p><text:span text:style-name="T1">---</text:span></text:p>
          </draw:text-box>
        </draw:frame>
        <draw:frame draw:style-name="gr2" draw:text-style-name="P1" draw:layer="Beschriftung" svg:width="0.756cm" svg:height="0.531cm" svg:x="10.725cm" svg:y="18.855cm">
          <draw:text-box>
            <text:p><text:span text:style-name="T1">---</text:span></text:p>
          </draw:text-box>
        </draw:frame>
        <draw:frame draw:style-name="gr3" draw:text-style-name="P1" draw:layer="Beschriftung" svg:width="1.357cm" svg:height="0.531cm" svg:x="10.427cm" svg:y="19.257cm">
          <draw:text-box>
            <text:p><text:span text:style-name="T1">DATUM</text:span></text:p>
          </draw:text-box>
        </draw:frame>
        <draw:frame draw:style-name="gr3" draw:text-style-name="P1" draw:layer="Beschriftung" svg:width="1.357cm" svg:height="0.531cm" svg:x="10.426cm" svg:y="19.257cm">
          <draw:text-box>
            <text:p><text:span text:style-name="T1">DATUM</text:span></text:p>
          </draw:text-box>
        </draw:frame>
        <draw:frame draw:style-name="gr4" draw:text-style-name="P1" draw:layer="Beschriftung" svg:width="2.458cm" svg:height="0.531cm" svg:x="13.382cm" svg:y="16.851cm">
          <draw:text-box>
            <text:p><text:span text:style-name="T1">Z</text:span><text:span text:style-name="T1">ei</text:span><text:span text:style-name="T1">c</text:span><text:span text:style-name="T1">h</text:span><text:span text:style-name="T1">n</text:span><text:span text:style-name="T1">u</text:span><text:span text:style-name="T1">n</text:span><text:span text:style-name="T1">g </text:span><text:span text:style-name="T1">er</text:span><text:span text:style-name="T1">st</text:span><text:span text:style-name="T1">ell</text:span><text:span text:style-name="T1">t</text:span></text:p>
          </draw:text-box>
        </draw:frame>
        <draw:frame draw:style-name="gr2" draw:text-style-name="P1" draw:layer="Beschriftung" svg:width="0.756cm" svg:height="0.531cm" svg:x="14.225cm" svg:y="17.252cm">
          <draw:text-box>
            <text:p><text:span text:style-name="T1">---</text:span></text:p>
          </draw:text-box>
        </draw:frame>
        <draw:frame draw:style-name="gr2" draw:text-style-name="P1" draw:layer="Beschriftung" svg:width="0.756cm" svg:height="0.531cm" svg:x="14.225cm" svg:y="17.653cm">
          <draw:text-box>
            <text:p><text:span text:style-name="T1">---</text:span></text:p>
          </draw:text-box>
        </draw:frame>
        <draw:frame draw:style-name="gr2" draw:text-style-name="P1" draw:layer="Beschriftung" svg:width="0.756cm" svg:height="0.531cm" svg:x="14.225cm" svg:y="18.054cm">
          <draw:text-box>
            <text:p><text:span text:style-name="T1">---</text:span></text:p>
          </draw:text-box>
        </draw:frame>
        <draw:frame draw:style-name="gr2" draw:text-style-name="P1" draw:layer="Beschriftung" svg:width="0.756cm" svg:height="0.531cm" svg:x="14.225cm" svg:y="18.455cm">
          <draw:text-box>
            <text:p><text:span text:style-name="T1">---</text:span></text:p>
          </draw:text-box>
        </draw:frame>
        <draw:frame draw:style-name="gr2" draw:text-style-name="P1" draw:layer="Beschriftung" svg:width="0.756cm" svg:height="0.531cm" svg:x="14.225cm" svg:y="18.856cm">
          <draw:text-box>
            <text:p><text:span text:style-name="T1">---</text:span></text:p>
          </draw:text-box>
        </draw:frame>
        <draw:frame draw:style-name="gr5" draw:text-style-name="P1" draw:layer="Beschriftung" svg:width="1.912cm" svg:height="0.531cm" svg:x="13.65cm" svg:y="19.258cm">
          <draw:text-box>
            <text:p><text:span text:style-name="T1">ÄNDERUNG</text:span></text:p>
          </draw:text-box>
        </draw:frame>
        <draw:frame draw:style-name="gr5" draw:text-style-name="P1" draw:layer="Beschriftung" svg:width="1.912cm" svg:height="0.531cm" svg:x="13.651cm" svg:y="19.259cm">
          <draw:text-box>
            <text:p><text:span text:style-name="T1">ÄNDERUNG</text:span></text:p>
          </draw:text-box>
        </draw:frame>
        <draw:frame draw:style-name="gr2" draw:text-style-name="P1" draw:layer="Beschriftung" svg:width="0.756cm" svg:height="0.531cm" svg:x="17.126cm" svg:y="17.252cm">
          <draw:text-box>
            <text:p><text:span text:style-name="T1">---</text:span></text:p>
          </draw:text-box>
        </draw:frame>
        <draw:frame draw:style-name="gr2" draw:text-style-name="P1" draw:layer="Beschriftung" svg:width="0.756cm" svg:height="0.531cm" svg:x="17.126cm" svg:y="17.653cm">
          <draw:text-box>
            <text:p><text:span text:style-name="T1">---</text:span></text:p>
          </draw:text-box>
        </draw:frame>
        <draw:frame draw:style-name="gr2" draw:text-style-name="P1" draw:layer="Beschriftung" svg:width="0.756cm" svg:height="0.531cm" svg:x="17.126cm" svg:y="18.054cm">
          <draw:text-box>
            <text:p><text:span text:style-name="T1">---</text:span></text:p>
          </draw:text-box>
        </draw:frame>
        <draw:frame draw:style-name="gr2" draw:text-style-name="P1" draw:layer="Beschriftung" svg:width="0.756cm" svg:height="0.531cm" svg:x="17.126cm" svg:y="18.455cm">
          <draw:text-box>
            <text:p><text:span text:style-name="T1">---</text:span></text:p>
          </draw:text-box>
        </draw:frame>
        <draw:frame draw:style-name="gr2" draw:text-style-name="P1" draw:layer="Beschriftung" svg:width="0.756cm" svg:height="0.531cm" svg:x="17.126cm" svg:y="18.856cm">
          <draw:text-box>
            <text:p><text:span text:style-name="T1">---</text:span></text:p>
          </draw:text-box>
        </draw:frame>
        <draw:frame draw:style-name="gr6" draw:text-style-name="P1" draw:layer="Beschriftung" svg:width="1.967cm" svg:height="0.531cm" svg:x="16.525cm" svg:y="16.85cm">
          <draw:text-box>
            <text:p><text:span text:style-name="T1">T.Demir</text:span></text:p>
          </draw:text-box>
        </draw:frame>
        <draw:frame draw:style-name="gr7" draw:text-style-name="P1" draw:layer="Beschriftung" svg:width="0.773cm" svg:height="0.531cm" svg:x="18.518cm" svg:y="16.85cm">
          <draw:text-box>
            <text:p><text:span text:style-name="T1">01</text:span></text:p>
          </draw:text-box>
        </draw:frame>
        <draw:frame draw:style-name="gr8" draw:text-style-name="P1" draw:layer="Beschriftung" svg:width="2.034cm" svg:height="0.531cm" svg:x="16.495cm" svg:y="19.258cm">
          <draw:text-box>
            <text:p><text:span text:style-name="T1">BEARBEITET</text:span></text:p>
          </draw:text-box>
        </draw:frame>
        <draw:frame draw:style-name="gr9" draw:text-style-name="P1" draw:layer="Beschriftung" svg:width="1.256cm" svg:height="0.531cm" svg:x="18.235cm" svg:y="19.259cm">
          <draw:text-box>
            <text:p><text:span text:style-name="T1">INDEX</text:span></text:p>
          </draw:text-box>
        </draw:frame>
        <draw:frame draw:style-name="gr2" draw:text-style-name="P1" draw:layer="Beschriftung" svg:width="0.756cm" svg:height="0.531cm" svg:x="18.527cm" svg:y="17.252cm">
          <draw:text-box>
            <text:p><text:span text:style-name="T1">---</text:span></text:p>
          </draw:text-box>
        </draw:frame>
        <draw:frame draw:style-name="gr2" draw:text-style-name="P1" draw:layer="Beschriftung" svg:width="0.756cm" svg:height="0.531cm" svg:x="18.527cm" svg:y="17.653cm">
          <draw:text-box>
            <text:p><text:span text:style-name="T1">---</text:span></text:p>
          </draw:text-box>
        </draw:frame>
        <draw:frame draw:style-name="gr2" draw:text-style-name="P1" draw:layer="Beschriftung" svg:width="0.756cm" svg:height="0.531cm" svg:x="18.527cm" svg:y="18.054cm">
          <draw:text-box>
            <text:p><text:span text:style-name="T1">---</text:span></text:p>
          </draw:text-box>
        </draw:frame>
        <draw:frame draw:style-name="gr2" draw:text-style-name="P1" draw:layer="Beschriftung" svg:width="0.756cm" svg:height="0.531cm" svg:x="18.527cm" svg:y="18.455cm">
          <draw:text-box>
            <text:p><text:span text:style-name="T1">---</text:span></text:p>
          </draw:text-box>
        </draw:frame>
        <draw:frame draw:style-name="gr2" draw:text-style-name="P1" draw:layer="Beschriftung" svg:width="0.756cm" svg:height="0.531cm" svg:x="18.527cm" svg:y="18.856cm">
          <draw:text-box>
            <text:p><text:span text:style-name="T1">---</text:span></text:p>
          </draw:text-box>
        </draw:frame>
        <draw:frame draw:style-name="gr10" draw:text-style-name="P3" draw:layer="Beschriftung" svg:width="6.109cm" svg:height="1.251cm" svg:x="22.291cm" svg:y="17.149cm">
          <draw:text-box>
            <text:p text:style-name="P2"><text:span text:style-name="T2">Bodenplatte</text:span></text:p>
          </draw:text-box>
        </draw:frame>
        <draw:frame draw:style-name="gr11" draw:text-style-name="P4" draw:layer="Beschriftung" svg:width="1.5cm" svg:height="0.649cm" svg:x="27cm" svg:y="18.201cm">
          <draw:text-box>
            <text:p text:style-name="P2"><text:span text:style-name="T3">Blatt</text:span></text:p>
          </draw:text-box>
        </draw:frame>
        <draw:frame draw:style-name="gr11" draw:text-style-name="P4" draw:layer="Beschriftung" svg:width="1.5cm" svg:height="0.649cm" svg:x="27cm" svg:y="18.902cm">
          <draw:text-box>
            <text:p text:style-name="P2"><text:span text:style-name="T3">1 / 1</text:span></text:p>
          </draw:text-box>
        </draw:frame>
        <draw:frame draw:style-name="gr12" draw:text-style-name="P6" draw:layer="Beschriftung" svg:width="2.9cm" svg:height="1.7cm" svg:x="19.4cm" svg:y="18.1cm">
          <draw:text-box>
            <text:p text:style-name="P5"><text:span text:style-name="T4">Tolga Demir</text:span></text:p>
            <text:p text:style-name="P5"><text:span text:style-name="T4">Bachelor-Thesis</text:span></text:p>
            <text:p text:style-name="P5"><text:span text:style-name="T4"/></text:p>
          </draw:text-box>
        </draw:frame>
        <draw:line draw:style-name="gr13" draw:text-style-name="P2" draw:layer="Rahmen" svg:x1="19.4cm" svg:y1="18.15cm" svg:x2="28.5cm" svg:y2="18.15cm">
          <text:p/>
        </draw:line>
        <draw:line draw:style-name="gr13" draw:text-style-name="P2" draw:layer="Rahmen" svg:x1="27cm" svg:y1="19.8cm" svg:x2="27cm" svg:y2="18.15cm">
          <text:p/>
        </draw:line>
        <draw:line draw:style-name="gr13" draw:text-style-name="P2" draw:layer="Rahmen" svg:x1="22.3cm" svg:y1="16.9cm" svg:x2="22.3cm" svg:y2="19.8cm">
          <text:p/>
        </draw:line>
        <draw:line draw:style-name="gr13" draw:text-style-name="P2" draw:layer="Rahmen" svg:x1="10.3cm" svg:y1="19.3cm" svg:x2="19.4cm" svg:y2="19.3cm">
          <text:p/>
        </draw:line>
        <draw:line draw:style-name="gr13" draw:text-style-name="P2" draw:layer="Rahmen" svg:x1="11.768cm" svg:y1="16.9cm" svg:x2="11.768cm" svg:y2="19.78cm">
          <text:p/>
        </draw:line>
        <draw:line draw:style-name="gr13" draw:text-style-name="P2" draw:layer="Rahmen" svg:x1="18.367cm" svg:y1="19.78cm" svg:x2="18.367cm" svg:y2="16.9cm">
          <text:p/>
        </draw:line>
        <draw:line draw:style-name="gr13" draw:text-style-name="P2" draw:layer="Rahmen" svg:x1="16.673cm" svg:y1="19.78cm" svg:x2="16.673cm" svg:y2="16.9cm">
          <text:p/>
        </draw:line>
        <draw:rect draw:style-name="gr14" draw:text-style-name="P7" draw:layer="Rahmen" svg:width="27.3cm" svg:height="18.3cm" svg:x="1.2cm" svg:y="1.5cm">
          <text:p/>
        </draw:rect>
        <draw:rect draw:style-name="gr14" draw:text-style-name="P7" draw:layer="Rahmen" svg:width="9.1cm" svg:height="2.9cm" svg:x="19.4cm" svg:y="16.9cm">
          <text:p/>
        </draw:rect>
        <draw:line draw:style-name="gr13" draw:text-style-name="P2" draw:layer="Rahmen" svg:x1="10.3cm" svg:y1="18.9cm" svg:x2="19.4cm" svg:y2="18.9cm">
          <text:p/>
        </draw:line>
        <draw:line draw:style-name="gr13" draw:text-style-name="P2" draw:layer="Rahmen" svg:x1="10.3cm" svg:y1="18.5cm" svg:x2="19.4cm" svg:y2="18.5cm">
          <text:p/>
        </draw:line>
        <draw:line draw:style-name="gr13" draw:text-style-name="P2" draw:layer="Rahmen" svg:x1="10.3cm" svg:y1="18.1cm" svg:x2="19.4cm" svg:y2="18.1cm">
          <text:p/>
        </draw:line>
        <draw:line draw:style-name="gr13" draw:text-style-name="P2" draw:layer="Rahmen" svg:x1="10.3cm" svg:y1="17.7cm" svg:x2="19.4cm" svg:y2="17.7cm">
          <text:p/>
        </draw:line>
        <draw:line draw:style-name="gr13" draw:text-style-name="P2" draw:layer="Rahmen" svg:x1="10.3cm" svg:y1="17.3cm" svg:x2="19.4cm" svg:y2="17.3cm">
          <text:p/>
        </draw:line>
        <draw:rect draw:style-name="gr14" draw:text-style-name="P7" draw:layer="Rahmen" svg:width="9.1cm" svg:height="2.9cm" svg:x="10.3cm" svg:y="16.9cm">
          <text:p/>
        </draw:rect>
        <draw:frame draw:style-name="gr15" draw:text-style-name="P8" draw:layer="layout" svg:width="2.5cm" svg:height="1.673cm" svg:x="23.3cm" svg:y="18.4cm">
          <draw:text-box>
            <text:p>Ct‘Bot</text:p>
          </draw:text-box>
        </draw:frame>
        <draw:frame draw:style-name="gr16" draw:text-style-name="P2" draw:layer="layout" svg:width="2.413cm" svg:height="1.706cm" svg:x="25.987cm" svg:y="1.6cm">
          <draw:image xlink:href="Pictures/1000020100000185000001132A5698A1F95B038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2cm" fo:margin-left="1.2cm" fo:margin-right="1.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draw:layer draw:name="Rahmen"/>
    </draw:layer-set>
    <style:master-page style:name="formvorlage_5f_-_5f_technische_5f_zeichnung_5f_v200904" style:display-name="formvorlage_-_technische_zeichnung_v20090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3T19:15:05.545724554</meta:creation-date>
    <meta:editing-duration>P0D</meta:editing-duration>
    <meta:editing-cycles>1</meta:editing-cycles>
    <meta:generator>LibreOffice/6.0.7.3$Linux_X86_64 LibreOffice_project/00m0$Build-3</meta:generator>
    <dc:description>Der Urheber dieser Vorlage ist:
	Kristjan Schmidt (meph_667@freenet.de)

Copyright 2009. Alle Rechte vorbehalten.

Diese Vorlage ist freie Software, steht unter der LGPL und darf entsprechend dieser verwendet und verbreitet werden.
Der Lizenztext ist zu finden unter  http://www.gnu.de/documents/lgpl-3.0.de.html

Die Vorlage wird verteilt in der Hoffnung, dass sie Nutzen für den Anwender bringt, aber OHNE JEDE GARANTIE. Es bestehen weder Gewährleistungsansprüche irgendwelcher Art noch die Zusicherung irgendwelcher Eigenschaften. Bitte lesen Sie den Lizenztext der LGPL für detailierte Informationen.

Rückmeldungen und Verbesserungsvorschläge sind sehr willkommen.</dc:description>
    <dc:subject>Formvorlage</dc:subject>
    <dc:title>Technische Zeichnungen, Lagepläne, Schaltungen usw.</dc:title>
    <meta:document-statistic meta:object-count="51"/>
    <meta:user-defined meta:name="Info 1"/>
    <meta:user-defined meta:name="Info 2"/>
    <meta:user-defined meta:name="Info 3"/>
    <meta:user-defined meta:name="Info 4"/>
  </office:meta>
</office:document-meta>
</file>